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KacstTitle" svg:font-family="KacstTitl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a45" officeooo:paragraph-rsid="000c3a45"/>
    </style:style>
    <style:style style:name="P2" style:family="paragraph" style:parent-style-name="Standard">
      <style:text-properties officeooo:rsid="000c3a45" officeooo:paragraph-rsid="000ccf74"/>
    </style:style>
    <style:style style:name="P3" style:family="paragraph" style:parent-style-name="Standard">
      <style:text-properties officeooo:rsid="000c3a45" officeooo:paragraph-rsid="000e99a7"/>
    </style:style>
    <style:style style:name="P4" style:family="paragraph" style:parent-style-name="Standard">
      <style:text-properties officeooo:rsid="000e99a7" officeooo:paragraph-rsid="000e99a7"/>
    </style:style>
    <style:style style:name="P5" style:family="paragraph" style:parent-style-name="Standard">
      <style:text-properties officeooo:rsid="000ccf74" officeooo:paragraph-rsid="000ccf74"/>
    </style:style>
    <style:style style:name="P6" style:family="paragraph" style:parent-style-name="Standard">
      <style:text-properties officeooo:rsid="000ccf74" officeooo:paragraph-rsid="000e99a7"/>
    </style:style>
    <style:style style:name="P7" style:family="paragraph" style:parent-style-name="Standard">
      <style:text-properties fo:font-size="16pt" fo:font-style="italic" fo:font-weight="bold" officeooo:rsid="0011e741" officeooo:paragraph-rsid="0011e741" style:font-size-asian="10.5pt"/>
    </style:style>
    <style:style style:name="P8" style:family="paragraph" style:parent-style-name="Standard">
      <style:text-properties fo:font-size="12pt" fo:font-style="normal" fo:font-weight="normal" officeooo:rsid="0011e741" officeooo:paragraph-rsid="00166c2b" style:font-size-asian="10.5pt"/>
    </style:style>
    <style:style style:name="P9" style:family="paragraph" style:parent-style-name="Standard">
      <style:text-properties fo:font-size="12pt" fo:font-style="normal" fo:font-weight="normal" officeooo:rsid="00182df4" officeooo:paragraph-rsid="00182df4" style:font-size-asian="10.5pt"/>
    </style:style>
    <style:style style:name="P10" style:family="paragraph" style:parent-style-name="Standard">
      <style:text-properties officeooo:rsid="001351ef" officeooo:paragraph-rsid="001351ef"/>
    </style:style>
    <style:style style:name="P11" style:family="paragraph" style:parent-style-name="Standard">
      <style:text-properties officeooo:rsid="000c3a45" officeooo:paragraph-rsid="000c3a45"/>
    </style:style>
    <style:style style:name="P12" style:family="paragraph" style:parent-style-name="Standard">
      <style:text-properties fo:font-weight="bold" officeooo:rsid="001351ef" officeooo:paragraph-rsid="001351ef" style:font-size-asian="10.5pt"/>
    </style:style>
    <style:style style:name="P13" style:family="paragraph" style:parent-style-name="Standard">
      <style:text-properties officeooo:rsid="00182df4" officeooo:paragraph-rsid="00182df4"/>
    </style:style>
    <style:style style:name="P14" style:family="paragraph" style:parent-style-name="Header">
      <style:text-properties fo:text-transform="capitalize" fo:color="#003f80" style:font-name="KacstTitle" fo:font-weight="normal" officeooo:rsid="000e99a7" officeooo:paragraph-rsid="000e99a7" style:font-size-asian="10.5pt"/>
    </style:style>
    <style:style style:name="T1" style:family="text">
      <style:text-properties officeooo:rsid="000c3a45"/>
    </style:style>
    <style:style style:name="T2" style:family="text">
      <style:text-properties officeooo:rsid="000ccf74"/>
    </style:style>
    <style:style style:name="T3" style:family="text">
      <style:text-properties officeooo:rsid="000e99a7"/>
    </style:style>
    <style:style style:name="T4" style:family="text">
      <style:text-properties fo:font-size="12pt" fo:font-style="normal" fo:font-weight="normal" style:font-size-asian="10.5pt"/>
    </style:style>
    <style:style style:name="T5" style:family="text">
      <style:text-properties fo:font-size="12pt" fo:font-style="normal" fo:font-weight="bold" style:font-size-asian="10.5pt"/>
    </style:style>
    <style:style style:name="T6" style:family="text">
      <style:text-properties officeooo:rsid="001351ef"/>
    </style:style>
    <style:style style:name="T7" style:family="text">
      <style:text-properties fo:font-weight="normal"/>
    </style:style>
    <style:style style:name="T8" style:family="text">
      <style:text-properties fo:font-weight="normal" officeooo:rsid="001528b3"/>
    </style:style>
    <style:style style:name="T9" style:family="text">
      <style:text-properties fo:font-weight="bold"/>
    </style:style>
    <style:style style:name="T10" style:family="text">
      <style:text-properties fo:font-style="italic" fo:font-weight="bold"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Inputs:<text:span text:style-name="T7">An array “</text:span><text:span text:style-name="T8">Obj_array</text:span><text:span text:style-name="T7">” containing </text:span><text:span text:style-name="T8">data about piles and number of object in each pile.</text:span></text:p>
      <text:p text:style-name="P12">Output:<text:span text:style-name="T8">Winner of the game.</text:span></text:p>
      <text:p text:style-name="P12"><text:span text:style-name="T8"/></text:p>
      <text:p text:style-name="P1"><text:span text:style-name="T2">winner</text:span>(<text:span text:style-name="T2">obj_array , player</text:span>)</text:p>
      <text:p text:style-name="P1">If player is first then </text:p>
      <text:p text:style-name="P1"><text:tab/>if first player <text:span text:style-name="T2">cannot make any valid move then</text:span></text:p>
      <text:p text:style-name="P1"><text:tab/><text:tab/><text:span text:style-name="T2">return second player.</text:span></text:p>
      <text:p text:style-name="P1"><text:tab/><text:span text:style-name="T2">End If.</text:span></text:p>
      <text:p text:style-name="P2"><text:tab/>for each possible move </text:p>
      <text:p text:style-name="P5"><text:tab/><text:tab/>update obj_array containing object in each array.</text:p>
      <text:p text:style-name="P3"><text:tab/><text:tab/><text:span text:style-name="T3">If winner(array,second player) is previously calculated then</text:span></text:p>
      <text:p text:style-name="P3"><text:tab/><text:tab/><text:tab/><text:span text:style-name="T3">winner_var= saved value.</text:span></text:p>
      <text:p text:style-name="P3"><text:tab/><text:tab/><text:span text:style-name="T3">Else </text:span></text:p>
      <text:p text:style-name="P3"><text:tab/><text:tab/><text:tab/><text:span text:style-name="T3">save winner(array,second player) </text:span></text:p>
      <text:p text:style-name="P3"><text:tab/><text:tab/><text:tab/><text:span text:style-name="T3">winner_var=saved value.</text:span></text:p>
      <text:p text:style-name="P3"><text:tab/><text:tab/><text:span text:style-name="T3">End if</text:span></text:p>
      <text:p text:style-name="P3"><text:tab/><text:tab/>if for any move <text:span text:style-name="T3">winner_var== first player</text:span> then</text:p>
      <text:p text:style-name="P3"><text:tab/><text:tab/><text:tab/>make that move <text:tab/>//(Update number of object in piles values).</text:p>
      <text:p text:style-name="P3"><text:tab/><text:tab/><text:tab/>Return first player.</text:p>
      <text:p text:style-name="P3"><text:tab/><text:tab/>Else </text:p>
      <text:p text:style-name="P3"><text:tab/><text:tab/><text:tab/><text:span text:style-name="T3">restore previous values in obj_array</text:span>.</text:p>
      <text:p text:style-name="P3"><text:tab/><text:tab/>End If.</text:p>
      <text:p text:style-name="P2"><text:tab/><text:span text:style-name="T3">End for</text:span></text:p>
      <text:p text:style-name="P2"><text:tab/><text:span text:style-name="T3">return second player.</text:span></text:p>
      <text:p text:style-name="P4">Else</text:p>
      <text:p text:style-name="P4"><text:tab/><text:span text:style-name="T1">if </text:span>second<text:span text:style-name="T1"> player cannot make any valid move then</text:span></text:p>
      <text:p text:style-name="P3"><text:tab/><text:tab/><text:span text:style-name="T2">return first player.</text:span></text:p>
      <text:p text:style-name="P3"><text:tab/><text:span text:style-name="T2">End If.</text:span></text:p>
      <text:p text:style-name="P3"><text:tab/>for each possible move </text:p>
      <text:p text:style-name="P6"><text:tab/><text:tab/>update obj_array containing object in each array.</text:p>
      <text:p text:style-name="P3"><text:tab/><text:tab/><text:span text:style-name="T3">If winner(array,first player) is previously calculated then</text:span></text:p>
      <text:p text:style-name="P3"><text:tab/><text:tab/><text:tab/><text:span text:style-name="T3">winner_var= saved value.</text:span></text:p>
      <text:p text:style-name="P3"><text:tab/><text:tab/><text:span text:style-name="T3">Else </text:span></text:p>
      <text:p text:style-name="P3"><text:tab/><text:tab/><text:tab/><text:span text:style-name="T3">save winner(array,first player) </text:span></text:p>
      <text:p text:style-name="P3"><text:tab/><text:tab/><text:tab/><text:span text:style-name="T3">winner_var=saved value.</text:span></text:p>
      <text:p text:style-name="P3"><text:tab/><text:tab/><text:span text:style-name="T3">End if</text:span></text:p>
      <text:p text:style-name="P3"><text:tab/><text:tab/>if for any move <text:span text:style-name="T3">winner_var== second player</text:span> then</text:p>
      <text:p text:style-name="P3"><text:tab/><text:tab/><text:tab/>make that move <text:tab/>//(Update number of object in piles values).</text:p>
      <text:p text:style-name="P3"><text:tab/><text:tab/><text:tab/>Return <text:span text:style-name="T3">second</text:span> player.</text:p>
      <text:p text:style-name="P3"><text:tab/><text:tab/>Else </text:p>
      <text:p text:style-name="P3"><text:tab/><text:tab/><text:tab/><text:span text:style-name="T3">restore previous values in obj_array</text:span></text:p>
      <text:p text:style-name="P3"><text:tab/><text:tab/>End If.</text:p>
      <text:p text:style-name="P3"><text:tab/><text:span text:style-name="T3">End for</text:span></text:p>
      <text:p text:style-name="P3"><text:tab/><text:span text:style-name="T3">return first player.</text:span></text:p>
      <text:p text:style-name="P1">End If</text:p>
      <text:p text:style-name="P10">End</text:p>
      <text:p text:style-name="P1"/>
      <text:p text:style-name="P1"/>
      <text:p text:style-name="P1"/>
      <text:p text:style-name="P7"><text:soft-page-break/>Complexicity Analysis of Game of Nim (Above Algorithm):</text:p>
      <text:p text:style-name="P8">Lets assume there are ‘N’ piles available and a player can remove total ‘M’ (For example, If player can remove 2,3,4 object from a pile then value of M = 3. If player can remove 2,3,4,<text:span text:style-name="T6">10</text:span> object from a pile then value of M = <text:span text:style-name="T6">4</text:span>.) number of object from pile. <text:span text:style-name="T6">Also, lets assume there are ‘K’ number of object avaible in each pile. Then above algorithm will calculate <text:s/>all possible moves that first player can make and then second player can make (In the worst case as in the algorithm top down approach is used. ). For example if there is one piles (N=1) with 10 object in each pile ( k=10 ) and M=2 with values 2,3. Then this algorithm will calculate (first_pile , 2), (first pile,4),(first_pile , 6) (first pile,8),(first_pile , 10) ,(first pile,3),(first_pile , 6), (first pile,9),(first_pile , 5), (first pile,8),(first_pile , 7) for both first player and second player. So, for each pile it will calculate all possible combination. So, In worst case for one pile algorithm have to calculate <text:s/>k/1+k/2+k/3+k/4+........+2+1. </text:span></text:p>
      <text:p text:style-name="P8"/>
      <text:p text:style-name="P9">K+K/2+K/3+.....+2+1=K Log(K).</text:p>
      <text:p text:style-name="P9">Now this will happen to all piles .</text:p>
      <text:p text:style-name="P9">So, for N piles complexity can be <text:span text:style-name="T9">N*K*Log(K)</text:span>.</text:p>
      <text:p text:style-name="P1"/>
      <text:p text:style-name="P13"><text:span text:style-name="T10">Complexity of the algorithm is</text:span> <text:span text:style-name="T5">N*K*Log(K)</text:span><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KacstTitle" svg:font-family="KacstTitl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text-transform="capitalize" fo:color="#003f80" style:font-name="KacstTitle" fo:font-weight="normal" officeooo:rsid="000e99a7" officeooo:paragraph-rsid="000e99a7" style:font-size-asian="10.5pt"/>
    </style:style>
    <style:style style:name="MT1" style:family="text">
      <style:text-properties officeooo:rsid="001351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ynamic Program<text:span text:style-name="MT1">m</text:span>i<text:span text:style-name="MT1">ng</text:span> Approach for Game Of Ni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30:27.393401178</meta:creation-date>
    <dc:date>2018-04-29T03:25:56.217323494</dc:date>
    <meta:editing-duration>PT40M57S</meta:editing-duration>
    <meta:editing-cycles>4</meta:editing-cycles>
    <meta:generator>LibreOffice/5.3.1.2$Linux_X86_64 LibreOffice_project/30m0$Build-2</meta:generator>
    <meta:document-statistic meta:table-count="0" meta:image-count="0" meta:object-count="0" meta:page-count="2" meta:paragraph-count="52" meta:word-count="399" meta:character-count="2530" meta:non-whitespace-character-count="2091"/>
  </office:meta>
</office:document-meta>
</file>